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0.416cm" fo:min-width="0.761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296cm" fo:min-width="0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312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792cm" fo:min-width="1.542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008cm" fo:min-width="0cm" fo:padding-top="0.151cm" fo:padding-bottom="0.151cm" fo:padding-left="0.276cm" fo:padding-right="0.276cm" loext:decorative="false"/>
    </style:style>
    <style:style style:name="gr7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4.483cm" fo:min-width="12.053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55cm" fo:min-width="2.807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93cm" fo:min-width="0.534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93cm" fo:min-width="0.53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93cm" fo:min-width="0.6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1.455cm" fo:min-width="2.807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93cm" fo:min-width="0.68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15cm" fo:min-width="0.653cm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  <style:text-properties fo:font-size="8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none"/>
      <style:paragraph-properties fo:text-align="center"/>
      <style:text-properties fo:font-size="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9pt"/>
    </style:style>
    <style:style style:name="T4" style:family="text">
      <style:text-properties style:text-position="sub 58%" fo:font-size="9pt"/>
    </style:style>
    <style:style style:name="T5" style:family="text">
      <style:text-properties style:text-position="0% 100%" fo:font-size="8pt" style:font-size-asian="8pt" style:font-size-complex="8pt"/>
    </style:style>
    <style:style style:name="T6" style:family="text">
      <style:text-properties style:text-position="sub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cm" svg:height="1.999cm" draw:transform="skewX (0.0207694180987325) rotate (-1.5707963267949) translate (4.979cm 4.772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.999cm" svg:y1="5.23cm" svg:x2="1.999cm" svg:y2="5.23cm">
          <text:p/>
        </draw:line>
        <draw:line draw:style-name="gr2" draw:text-style-name="P2" draw:layer="layout" svg:x1="2.999cm" svg:y1="6.73cm" svg:x2="1.999cm" svg:y2="6.73cm">
          <text:p/>
        </draw:line>
        <draw:custom-shape draw:style-name="gr3" draw:text-style-name="P2" draw:layer="layout" svg:width="0.524cm" svg:height="0.546cm" draw:transform="skewX (-0.0183259571459405) rotate (-0.0190240888467381) translate (2.856cm 6.418cm)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94cm" svg:height="0.562cm" draw:transform="skewX (-0.0195476876223365) rotate (-0.0204203522483344) translate (2.987cm 4.936cm)">
          <text:p text:style-name="P3">+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99cm" svg:y1="5.98cm" svg:x2="6.999cm" svg:y2="5.98cm">
          <text:p/>
        </draw:line>
        <draw:custom-shape draw:style-name="gr5" draw:text-style-name="P2" draw:layer="layout" svg:width="2.094cm" svg:height="2.094cm" svg:x="5.156cm" svg:y="12.906cm">
          <text:p text:style-name="P3">H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094cm" svg:height="2.094cm" svg:x="10cm" svg:y="12.906cm">
          <text:p text:style-name="P3">H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2cm" svg:height="1.999cm" draw:transform="skewX (0.0207694180987325) rotate (-1.5707963267949) translate (4.979cm 4.75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.999cm" svg:y1="5.21cm" svg:x2="1.999cm" svg:y2="5.21cm">
          <text:p/>
        </draw:line>
        <draw:line draw:style-name="gr2" draw:text-style-name="P2" draw:layer="layout" svg:x1="2.999cm" svg:y1="6.71cm" svg:x2="1.999cm" svg:y2="6.71cm">
          <text:p/>
        </draw:line>
        <draw:custom-shape draw:style-name="gr3" draw:text-style-name="P2" draw:layer="layout" svg:width="0.524cm" svg:height="0.546cm" draw:transform="skewX (-0.0183259571459405) rotate (-0.0190240888467381) translate (2.856cm 6.398cm)">
          <text:p text:style-name="P3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94cm" svg:height="0.562cm" draw:transform="skewX (-0.0195476876223365) rotate (-0.0204203522483344) translate (2.987cm 4.916cm)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999cm" svg:y1="5.96cm" svg:x2="6.999cm" svg:y2="5.96cm">
          <text:p/>
        </draw:line>
        <draw:custom-shape draw:style-name="gr6" draw:text-style-name="P4" draw:layer="layout" svg:width="0.976cm" svg:height="0.774cm" draw:transform="skewX (0.0205948851735331) rotate (-1.5707963267949) translate (8.904cm 13.274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203cm" svg:height="0.211cm" draw:transform="skewX (-0.0141371669411541) rotate (-0.014835298641952) translate (8.082cm 13.912cm)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14cm" svg:height="0.217cm" draw:transform="skewX (-0.0185004900711399) rotate (-0.0176278254451428) translate (8.133cm 13.338cm)">
          <text:p text:style-name="P5">+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912cm" svg:y1="13.742cm" svg:x2="9.687cm" svg:y2="13.742cm">
          <text:p/>
        </draw:line>
        <draw:custom-shape draw:style-name="gr6" draw:text-style-name="P4" draw:layer="layout" svg:width="0.976cm" svg:height="0.774cm" draw:transform="skewX (0.0205948851735331) rotate (-1.5707963267949) translate (8.904cm 13.26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8.137cm" svg:y1="13.444cm" svg:x2="7.27cm" svg:y2="13.444cm">
          <text:p/>
        </draw:line>
        <draw:line draw:style-name="gr8" draw:text-style-name="P6" draw:layer="layout" svg:x1="8.137cm" svg:y1="14.025cm" svg:x2="7.999cm" svg:y2="14.025cm">
          <text:p/>
        </draw:line>
        <draw:custom-shape draw:style-name="gr7" draw:text-style-name="P6" draw:layer="layout" svg:width="0.203cm" svg:height="0.211cm" draw:transform="skewX (-0.0190240888467382) rotate (-0.0197222205475367) translate (8.082cm 13.904cm)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14cm" svg:height="0.217cm" draw:transform="skewX (-0.0185004900711399) rotate (-0.0176278254451428) translate (8.133cm 13.33cm)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8.912cm" svg:y1="13.734cm" svg:x2="9.988cm" svg:y2="13.734cm">
          <text:p/>
        </draw:line>
        <draw:line draw:style-name="gr8" draw:text-style-name="P2" draw:layer="layout" svg:x1="9.25cm" svg:y1="13.75cm" svg:x2="9.25cm" svg:y2="14.5cm">
          <text:p/>
        </draw:line>
        <draw:line draw:style-name="gr8" draw:text-style-name="P2" draw:layer="layout" svg:x1="9.25cm" svg:y1="14.5cm" svg:x2="8cm" svg:y2="14.5cm">
          <text:p/>
        </draw:line>
        <draw:line draw:style-name="gr8" draw:text-style-name="P2" draw:layer="layout" svg:x1="8cm" svg:y1="14.029cm" svg:x2="8cm" svg:y2="14.5cm">
          <text:p/>
        </draw:line>
        <draw:custom-shape draw:style-name="gr9" draw:text-style-name="P7" draw:layer="layout" svg:width="0.166cm" svg:height="0.158cm" svg:x="12.374cm" svg:y="1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66cm" svg:height="0.158cm" svg:x="12.738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66cm" svg:height="0.158cm" svg:x="13.146cm" svg:y="13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118cm" svg:y1="13.578cm" svg:x2="12.722cm" svg:y2="13.578cm">
          <text:p/>
        </draw:line>
        <draw:custom-shape draw:style-name="gr5" draw:text-style-name="P2" draw:layer="layout" svg:width="2.094cm" svg:height="2.094cm" svg:x="14.043cm" svg:y="12.906cm">
          <text:p text:style-name="P3">H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3.642cm" svg:y1="13.589cm" svg:x2="14.013cm" svg:y2="13.589cm">
          <text:p/>
        </draw:line>
        <draw:custom-shape draw:style-name="gr10" draw:text-style-name="P1" draw:layer="layout" svg:width="12.553cm" svg:height="4.733cm" svg:x="4.6cm" svg:y="11.6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07cm" svg:height="1.705cm" svg:x="9.285cm" svg:y="10.415cm">
          <text:p text:style-name="P3">H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159cm" svg:y1="13.377cm" svg:x2="3.718cm" svg:y2="13.377cm">
          <text:p/>
        </draw:line>
        <draw:line draw:style-name="gr8" draw:text-style-name="P2" draw:layer="layout" svg:x1="5.159cm" svg:y1="14.685cm" svg:x2="3.821cm" svg:y2="14.685cm">
          <text:p/>
        </draw:line>
        <draw:line draw:style-name="gr8" draw:text-style-name="P2" draw:layer="layout" svg:x1="16.198cm" svg:y1="13.362cm" svg:x2="17.874cm" svg:y2="13.362cm">
          <text:p/>
        </draw:line>
        <draw:line draw:style-name="gr8" draw:text-style-name="P2" draw:layer="layout" svg:x1="16.168cm" svg:y1="14.597cm" svg:x2="17.844cm" svg:y2="14.597cm">
          <text:p/>
        </draw:line>
        <draw:custom-shape draw:style-name="gr11" draw:text-style-name="P2" draw:layer="layout" svg:width="3.307cm" svg:height="1.705cm" svg:x="1.97cm" svg:y="13.132cm">
          <text:p text:style-name="P3">H<text:span text:style-name="T1">in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034cm" svg:height="0.643cm" svg:x="11.996cm" svg:y="13.083cm">
          <text:p text:style-name="P8"><text:span text:style-name="T2">H</text:span><text:span text:style-name="T1">2ut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034cm" svg:height="0.643cm" svg:x="7.036cm" svg:y="13.388cm">
          <text:p text:style-name="P8"><text:span text:style-name="T2">H</text:span><text:span text:style-name="T1">1ut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89cm" svg:height="0.643cm" svg:x="13.084cm" svg:y="12.994cm">
          <text:p text:style-name="P8"><text:span text:style-name="T3">H</text:span><text:span text:style-name="T4">ninn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25cm" svg:y1="14.75cm" svg:x2="8cm" svg:y2="14.75cm">
          <text:p/>
        </draw:line>
        <draw:line draw:style-name="gr8" draw:text-style-name="P2" draw:layer="layout" svg:x1="8cm" svg:y1="14.75cm" svg:x2="8cm" svg:y2="15.25cm">
          <text:p/>
        </draw:line>
        <draw:line draw:style-name="gr8" draw:text-style-name="P2" draw:layer="layout" svg:x1="7.75cm" svg:y1="15.25cm" svg:x2="8.25cm" svg:y2="15.25cm">
          <text:p/>
        </draw:line>
        <draw:line draw:style-name="gr8" draw:text-style-name="P2" draw:layer="layout" svg:x1="7.75cm" svg:y1="15.25cm" svg:x2="8cm" svg:y2="15.25cm">
          <text:p/>
        </draw:line>
        <draw:line draw:style-name="gr8" draw:text-style-name="P2" draw:layer="layout" svg:x1="7.814cm" svg:y1="15.346cm" svg:x2="8.202cm" svg:y2="15.354cm">
          <text:p/>
        </draw:line>
        <draw:line draw:style-name="gr8" draw:text-style-name="P2" draw:layer="layout" svg:x1="7.932cm" svg:y1="15.449cm" svg:x2="8.091cm" svg:y2="15.449cm">
          <text:p/>
        </draw:line>
        <draw:line draw:style-name="gr8" draw:text-style-name="P2" draw:layer="layout" svg:x1="12.101cm" svg:y1="14.771cm" svg:x2="12.851cm" svg:y2="14.771cm">
          <text:p/>
        </draw:line>
        <draw:line draw:style-name="gr8" draw:text-style-name="P2" draw:layer="layout" svg:x1="12.851cm" svg:y1="14.771cm" svg:x2="12.851cm" svg:y2="15.271cm">
          <text:p/>
        </draw:line>
        <draw:line draw:style-name="gr8" draw:text-style-name="P2" draw:layer="layout" svg:x1="12.601cm" svg:y1="15.271cm" svg:x2="13.101cm" svg:y2="15.271cm">
          <text:p/>
        </draw:line>
        <draw:line draw:style-name="gr8" draw:text-style-name="P2" draw:layer="layout" svg:x1="12.601cm" svg:y1="15.271cm" svg:x2="12.851cm" svg:y2="15.271cm">
          <text:p/>
        </draw:line>
        <draw:line draw:style-name="gr8" draw:text-style-name="P2" draw:layer="layout" svg:x1="12.665cm" svg:y1="15.367cm" svg:x2="13.053cm" svg:y2="15.375cm">
          <text:p/>
        </draw:line>
        <draw:line draw:style-name="gr8" draw:text-style-name="P2" draw:layer="layout" svg:x1="12.783cm" svg:y1="15.47cm" svg:x2="12.942cm" svg:y2="15.47cm">
          <text:p/>
        </draw:line>
        <draw:custom-shape draw:style-name="gr15" draw:text-style-name="P2" draw:layer="layout" svg:width="3.307cm" svg:height="1.705cm" svg:x="16.357cm" svg:y="13.149cm">
          <text:p text:style-name="P3">H<text:span text:style-name="T1">u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189cm" svg:height="0.643cm" svg:x="8.876cm" svg:y="13.045cm">
          <text:p text:style-name="P8"><text:span text:style-name="T3">H</text:span><text:span text:style-name="T4">2inn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53cm" svg:height="0.365cm" svg:x="4.302cm" svg:y="13.008cm">
          <text:p text:style-name="P10"><text:span text:style-name="T5">H</text:span><text:span text:style-name="T6">1</text:span><text:span text:style-name="T6">i</text:span><text:span text:style-name="T6">n</text:span><text:span text:style-name="T6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6:26:19.389791746</meta:creation-date>
    <dc:date>2025-03-09T16:40:42.323097596</dc:date>
    <meta:editing-duration>PT3M56S</meta:editing-duration>
    <meta:editing-cycles>1</meta:editing-cycles>
    <meta:generator>LibreOffice/24.2.7.2$Linux_X86_64 LibreOffice_project/420$Build-2</meta:generator>
    <meta:document-statistic meta:object-count="58"/>
  </office:meta>
</office:document-meta>
</file>